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DeserializerTest.test_dateForma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DeserializerTest.test_dateForma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De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ormatDeserializerTest.test_dateForma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ormatDeserializerTest.test_dateFormat_yyy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Format( Simple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DeserializerTest.test_dateForma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VO( Simple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